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list-style-name="L4">
      <style:text-properties officeooo:rsid="00169c90" officeooo:paragraph-rsid="00169c90"/>
    </style:style>
    <style:style style:name="P3" style:family="paragraph" style:parent-style-name="Standard" style:list-style-name="L5">
      <style:text-properties officeooo:rsid="00169c90" officeooo:paragraph-rsid="00169c90"/>
    </style:style>
    <style:style style:name="P4" style:family="paragraph" style:parent-style-name="Standard" style:list-style-name="L7">
      <style:text-properties officeooo:rsid="00169c90" officeooo:paragraph-rsid="00169c90"/>
    </style:style>
    <style:style style:name="P5"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6" style:family="paragraph" style:parent-style-name="Standard" style:list-style-name="L6">
      <style:text-properties officeooo:paragraph-rsid="00169c90"/>
    </style:style>
    <style:style style:name="P7" style:family="paragraph" style:parent-style-name="Standard" style:list-style-name="L5">
      <style:text-properties officeooo:paragraph-rsid="00169c90"/>
    </style:style>
    <style:style style:name="P8"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officeooo:rsid="00182881" officeooo:paragraph-rsid="00182881"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10" style:family="paragraph" style:parent-style-name="Standard">
      <style:text-properties fo:font-size="14pt" fo:font-style="italic" style:text-underline-style="solid" style:text-underline-width="auto" style:text-underline-color="font-color" fo:font-weight="bold" officeooo:rsid="00169c90" officeooo:paragraph-rsid="00169c90" style:font-size-asian="14pt" style:font-style-asian="italic" style:font-weight-asian="bold" style:font-size-complex="14pt" style:font-style-complex="italic" style:font-weight-complex="bold"/>
    </style:style>
    <style:style style:name="P11"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12"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13"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officeooo:paragraph-rsid="00182881"/>
    </style:style>
    <style:style style:name="P16" style:family="paragraph" style:parent-style-name="Standard" style:list-style-name="L8">
      <style:paragraph-properties fo:text-align="justify" style:justify-single-word="false"/>
      <style:text-properties officeooo:paragraph-rsid="00182881"/>
    </style:style>
    <style:style style:name="P17" style:family="paragraph" style:parent-style-name="Standard" style:list-style-name="L10">
      <style:paragraph-properties fo:text-align="justify" style:justify-single-word="false"/>
      <style:text-properties officeooo:paragraph-rsid="0018eed2"/>
    </style:style>
    <style:style style:name="P18" style:family="paragraph" style:parent-style-name="Standard" style:list-style-name="L11">
      <style:paragraph-properties fo:text-align="justify" style:justify-single-word="false"/>
      <style:text-properties officeooo:paragraph-rsid="0018eed2"/>
    </style:style>
    <style:style style:name="P19"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18eed2" officeooo:paragraph-rsid="00182881"/>
    </style:style>
    <style:style style:name="P21" style:family="paragraph" style:parent-style-name="Standard" style:list-style-name="L10">
      <style:paragraph-properties fo:text-align="justify" style:justify-single-word="false"/>
      <style:text-properties officeooo:rsid="0018eed2" officeooo:paragraph-rsid="0018eed2"/>
    </style:style>
    <style:style style:name="P22" style:family="paragraph" style:parent-style-name="Standard" style:list-style-name="L10"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23" style:family="paragraph" style:parent-style-name="Standard" style:list-style-name="L10">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24" style:family="paragraph" style:parent-style-name="Standard" style:list-style-name="L10"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25" style:family="paragraph" style:parent-style-name="Text_20_body">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26" style:family="paragraph" style:parent-style-name="Text_20_body">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27" style:family="paragraph" style:parent-style-name="Text_20_body">
      <style:text-properties style:font-name="Arial"/>
    </style:style>
    <style:style style:name="P28" style:family="paragraph" style:parent-style-name="Text_20_body">
      <style:paragraph-properties fo:text-align="justify" style:justify-single-word="false"/>
      <style:text-properties style:font-name="Arial"/>
    </style:style>
    <style:style style:name="P29" style:family="paragraph" style:parent-style-name="Text_20_body" style:list-style-name="L12">
      <style:paragraph-properties fo:text-align="justify" style:justify-single-word="false"/>
      <style:text-properties style:font-name="Arial"/>
    </style:style>
    <style:style style:name="P30" style:family="paragraph" style:parent-style-name="List_20_Heading" style:list-style-name="L6">
      <style:text-properties officeooo:paragraph-rsid="00169c90"/>
    </style:style>
    <style:style style:name="P31" style:family="paragraph" style:parent-style-name="Heading_20_1">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T1" style:family="text">
      <style:text-properties officeooo:rsid="00169c90"/>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ize="12pt" style:text-underline-style="none" fo:font-weight="normal" style:font-size-asian="10.5pt" style:font-weight-asian="normal" style:font-size-complex="12pt" style:font-weight-complex="normal"/>
    </style:style>
    <style:style style:name="T5"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18eed2" style:font-weight-asian="bold" style:font-weight-complex="bold"/>
    </style:style>
    <style:style style:name="T9" style:family="text">
      <style:text-properties fo:font-size="13pt" fo:font-style="normal" style:text-underline-style="solid" style:text-underline-width="auto" style:text-underline-color="font-color" fo:font-weight="bold" officeooo:rsid="00182881" style:font-size-asian="13pt" style:font-style-asian="normal" style:font-weight-asian="bold" style:font-size-complex="13pt" style:font-style-complex="normal" style:font-weight-complex="bold"/>
    </style:style>
    <style:style style:name="T10"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1" style:family="text">
      <style:text-properties style:font-name="Liberation Serif" style:text-underline-style="none" fo:font-weight="normal" style:font-weight-asian="normal" style:font-weight-complex="normal"/>
    </style:style>
    <style:style style:name="T12" style:family="text">
      <style:text-properties officeooo:rsid="0018eed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sumen ACCESO A DATOS</text:p>
      <text:p text:style-name="P5"/>
      <text:p text:style-name="P10">Gestión de ficheros y directorios con Java:</text:p>
      <text:p text:style-name="P1"/>
      <text:p text:style-name="P1">La E/S en Java sigue el mismo modelo que en Unix:</text:p>
      <text:p text:style-name="P1"/>
      <text:list xml:id="list2489979433682211421" text:style-name="L4">
        <text:list-item>
          <text:p text:style-name="P2">Abrir, usar, cerrar flujo</text:p>
        </text:list-item>
        <text:list-item>
          <text:p text:style-name="P2">Flujos estándar:</text:p>
        </text:list-item>
      </text:list>
      <text:list xml:id="list1020147324777497671" text:style-name="L5">
        <text:list-item>
          <text:p text:style-name="P7"><text:span text:style-name="T1">System.in <text:s text:c="3"/><text:tab/>“Entrada de datos”</text:span></text:p>
        </text:list-item>
        <text:list-item>
          <text:p text:style-name="P3">System.out<text:tab/>“Salida de datos”</text:p>
        </text:list-item>
        <text:list-item>
          <text:p text:style-name="P3">System.err<text:tab/>“Salida de errores”</text:p>
        </text:list-item>
      </text:list>
      <text:p text:style-name="P1"/>
      <text:p text:style-name="P1">Dos tipos de clases de E/S:</text:p>
      <text:p text:style-name="P1"/>
      <text:list xml:id="list7867811735423322594" text:style-name="L6">
        <text:list-item>
          <text:p text:style-name="P6"><text:span text:style-name="T1">Readers y Writers para texto</text:span></text:p>
          <text:list>
            <text:list-item>
              <text:p text:style-name="P6"><text:span text:style-name="T1">Basados en el tipo char</text:span></text:p>
              <text:p text:style-name="P6"/>
            </text:list-item>
          </text:list>
        </text:list-item>
        <text:list-item>
          <text:p text:style-name="P6"><text:span text:style-name="T1">Streams (InputStream y OutputStream) para datos binarios</text:span></text:p>
          <text:list>
            <text:list-item>
              <text:p text:style-name="P6"><text:span text:style-name="T1">Basados en el tipo byte</text:span></text:p>
              <text:list>
                <text:list-item>
                  <text:list>
                    <text:list-item>
                      <text:p text:style-name="P30">InputStream “lectura de bytes” </text:p>
                    </text:list-item>
                    <text:list-item>
                      <text:p text:style-name="P30">OutputStream “escritura de bytes” </text:p>
                    </text:list-item>
                  </text:list>
                </text:list-item>
              </text:list>
            </text:list-item>
          </text:list>
        </text:list-item>
      </text:list>
      <text:p text:style-name="P1"/>
      <text:p text:style-name="P1">Los flujos de E/S se pueden combinar para facilitar su uso.</text:p>
      <text:p text:style-name="P1"/>
      <text:p text:style-name="P1">La E/S suele ser propensa a errores.</text:p>
      <text:p text:style-name="P1"/>
      <text:list xml:id="list4649361426373217666" text:style-name="L7">
        <text:list-item>
          <text:p text:style-name="P4">Implica interacción con el entorno exterior</text:p>
        </text:list-item>
        <text:list-item>
          <text:p text:style-name="P4">Excepción: IOException</text:p>
          <text:p text:style-name="P4"/>
        </text:list-item>
      </text:list>
      <text:p text:style-name="P1"/>
      <text:p text:style-name="P12">Clases de java para lectura y escritura de datos:</text:p>
      <text:p text:style-name="P12"/>
      <text:p text:style-name="P19">El package java.io contiene las clases necesarias para la comunicación del programa con el exterior.</text:p>
      <text:p text:style-name="P19"><text:line-break/>Dentro de este package existen dos familias de jerarquías distintas para la entrada/salida de datos.</text:p>
      <text:p text:style-name="P19"><text:line-break/>La diferencia principal consiste en que una opera con bytes y la otra con caracteres (el carácter de Java está formado por dos bytes porque sigue el código Unicode).</text:p>
      <text:p text:style-name="P19"><text:line-break/>En general, para el mismo fin hay dos clases que manejan bytes (una clase de entrada y otra de salida) y otras dos que manejan caracteres.</text:p>
      <text:p text:style-name="P11"/>
      <text:p text:style-name="P8"/>
      <text:p text:style-name="P8"/>
      <text:p text:style-name="P8"/>
      <text:p text:style-name="P8"/>
      <text:p text:style-name="P8"><text:soft-page-break/></text:p>
      <text:p text:style-name="P9">InputStream:<text:span text:style-name="T2"> </text:span><text:span text:style-name="T4">Declara los métodos para leer datos desde una fuente concreta y es la clase base de la mayor parte de los flujos de entrada en java.io.</text:span></text:p>
      <text:p text:style-name="P9"><text:span text:style-name="T4"/></text:p>
      <text:list xml:id="list4994176497531218126" text:style-name="L8">
        <text:list-item>
          <text:p text:style-name="P16"><text:span text:style-name="T6">int read()</text:span><text:span text:style-name="T5"> </text:span><text:span text:style-name="T4">lee un sólo byte de datos y los devuelve en el rango [0..255]. Devuelve </text:span><text:span text:style-name="Teletype"><text:span text:style-name="T4">-1</text:span></text:span><text:span text:style-name="T4"> cuando se alcanza el final del flujo y no puede seguir leyendo bytes.</text:span></text:p>
          <text:p text:style-name="P16"><text:span text:style-name="T5"/></text:p>
        </text:list-item>
        <text:list-item>
          <text:p text:style-name="P16"><text:span text:style-name="T6">int read(byte [] buf)</text:span><text:span text:style-name="T5"> l</text:span><text:span text:style-name="T4">ee un array de bytes hasta </text:span><text:span text:style-name="Teletype"><text:span text:style-name="T4">buf.length</text:span></text:span><text:span text:style-name="T4">. Devuelve el número de bytes leidos o </text:span><text:span text:style-name="Teletype"><text:span text:style-name="T4">-1</text:span></text:span><text:span text:style-name="T4"> cuando se llega al final del flujo.</text:span></text:p>
          <text:p text:style-name="P16"><text:span text:style-name="T5"/></text:p>
        </text:list-item>
        <text:list-item>
          <text:p text:style-name="P16"><text:span text:style-name="T6">int read(byte [] bus, int off, int len)</text:span><text:span text:style-name="T5"> </text:span><text:span text:style-name="T4">lee </text:span><text:span text:style-name="Teletype"><text:span text:style-name="T4">len</text:span></text:span><text:span text:style-name="T4"> bytes del flujo (o los que pueda) y los coloca a partir de la posición </text:span><text:span text:style-name="Teletype"><text:span text:style-name="T4">off</text:span></text:span><text:span text:style-name="T4"> del array.</text:span></text:p>
          <text:p text:style-name="P16"><text:span text:style-name="T5"/></text:p>
        </text:list-item>
        <text:list-item>
          <text:p text:style-name="P16"><text:span text:style-name="T6">long skip(long count)</text:span><text:span text:style-name="T5"> </text:span><text:span text:style-name="T4">salta hasta </text:span><text:span text:style-name="Teletype"><text:span text:style-name="T4">count</text:span></text:span><text:span text:style-name="T4"> bytes de entrada o hasta el final del flujo de entrada, devolviendo el número de bytes saltados.</text:span></text:p>
          <text:p text:style-name="P16"><text:span text:style-name="T5"/></text:p>
        </text:list-item>
        <text:list-item>
          <text:p text:style-name="P16"><text:span text:style-name="T6">int available()</text:span><text:span text:style-name="T5"> </text:span><text:span text:style-name="T4">devuelve el número de bytes que están disponibles para leerse.</text:span></text:p>
          <text:p text:style-name="P16"><text:span text:style-name="T5"/></text:p>
        </text:list-item>
        <text:list-item>
          <text:p text:style-name="P16"><text:span text:style-name="T6">void close()</text:span><text:span text:style-name="T5"> </text:span><text:span text:style-name="T4">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9"/>
      <text:p text:style-name="P15"><text:span text:style-name="T9">OutputStream:</text:span><text:span text:style-name="T10"> </text:span><text:span text:style-name="T3">La clase abstracta </text:span><text:span text:style-name="Teletype"><text:span text:style-name="T11">OutputStream</text:span></text:span><text:span text:style-name="T3"> es análoga a </text:span><text:span text:style-name="Teletype"><text:span text:style-name="T11">InputStream</text:span></text:span><text:span text:style-name="T3"> sólo que proporciona métodos para manejar el flujo de salida.</text:span></text:p>
      <text:p text:style-name="P20"/>
      <text:list xml:id="list1955887271960230449" text:style-name="L11">
        <text:list-item>
          <text:p text:style-name="P18"><text:span text:style-name="T8">void write(int b)</text:span><text:span text:style-name="T12"> escribe b como byte, que, aunque sea declarado como int es transformado a byte. Esto es porque habitualmente es el resultado de una operación previa.</text:span></text:p>
        </text:list-item>
      </text:list>
      <text:list xml:id="list1375823728420492885" text:style-name="L10">
        <text:list-header>
          <text:p text:style-name="P17"/>
        </text:list-header>
        <text:list-item>
          <text:p text:style-name="P22"><text:span text:style-name="T8">void write(byte [] buf) </text:span><text:span text:style-name="T12">escribe un array de bytes.</text:span></text:p>
          <text:p text:style-name="P21"/>
        </text:list-item>
        <text:list-item>
          <text:p text:style-name="P24"><text:span text:style-name="T7">void write(byte [] buf, int offset, int count)</text:span> escribe un array buf de bytes, empezando en la posición offset y escribiendo count de ellos, deteniendose antes si encuentra el final del array.</text:p>
          <text:p text:style-name="P23"/>
        </text:list-item>
        <text:list-item>
          <text:p text:style-name="P23"><text:span text:style-name="T7">void flush()</text:span> vacia el flujo de modo que los bytes que quedaran por escribir son escritos.</text:p>
          <text:p text:style-name="P23"/>
        </text:list-item>
        <text:list-item>
          <text:p text:style-name="P23"><text:span text:style-name="T7">void close() </text:span>cierra el flujo de salida liberando los recursos asociados a ese flujo.</text:p>
        </text:list-item>
      </text:list>
      <text:p text:style-name="P9"/>
      <text:p text:style-name="P9">PrintStream:</text:p>
      <text:p text:style-name="P9"/>
      <text:p text:style-name="P9">DataInputStream / DataOutputStream:</text:p>
      <text:p text:style-name="P9"/>
      <text:p text:style-name="P9">FileInputStream / FileOutputStream:</text:p>
      <text:p text:style-name="P9"/>
      <text:p text:style-name="P9"><text:soft-page-break/>Dando formato a las entradas y salida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Posibles preguntas:</text:p>
      <text:h text:style-name="P31" text:outline-level="1"><text:bookmark text:name="nodeTitle"/>XML "bien formado" y "válido"</text:h>
      <text:section text:style-name="Sect1" text:name="ta20_85">
        <text:p text:style-name="P27">Un documento XML se dice que está bien formado (well formed) cuando cumple estrictamente la especificación XML, resumiendo:</text:p>
        <text:list xml:id="list2163818595622317789" text:style-name="L12">
          <text:list-item>
            <text:p text:style-name="P29">Toda etiqueta de inicio debe tener una etiqueta de cierre coincidente.</text:p>
          </text:list-item>
          <text:list-item>
            <text:p text:style-name="P29">Los elementos se pueden anidar pero no superponer.</text:p>
          </text:list-item>
          <text:list-item>
            <text:p text:style-name="P29">Debe haber exactamente un elemento raíz.</text:p>
          </text:list-item>
          <text:list-item>
            <text:p text:style-name="P29">Los valores de los atributos deben entrecomillarse.</text:p>
          </text:list-item>
          <text:list-item>
            <text:p text:style-name="P29">Un elemento no puede tener dos atributos con el mismo nombre.</text:p>
          </text:list-item>
          <text:list-item>
            <text:p text:style-name="P29">Los comentarios y las instrucciones de proceso no aparecen en etiquetas.</text:p>
          </text:list-item>
          <text:list-item>
            <text:p text:style-name="P29">No pueden aparecer signos &lt; o &amp; individuales en los datos de caracteres de un elemento o atributo.</text:p>
          </text:list-item>
        </text:list>
        <text:p text:style-name="P28">Si un documento no está bien formado no se considera un documento XML y el analizador al detectarlo lo notificará e interrumpirá su trabajo.</text:p>
        <text:p text:style-name="P28"><text:soft-page-break/>Un documento XML se dice que es válido, si está bien formado, y además verifica la gramática que describe el contenido del documento. Dicha gramática vendrá especificada mediante una DTD o XML-schema.</text:p>
        <text:p text:style-name="P28">Cuando especificamos en el prólogo de un XML un tipo de documento mediante el tag DOCTYPE, le indicaremos al parser dónde debe buscar las reglas para comprobar la validez o no de nuestro documento. </text:p>
      </text:section>
      <text:p text:style-name="P13"/>
      <text:p text:style-name="P13"/>
      <text:p text:style-name="P26"><text:a xlink:type="simple" xlink:href="http://www.w3.org/TR/xsl/" text:style-name="Internet_20_link" text:visited-style-name="Visited_20_Internet_20_Link"><text:span text:style-name="acronym"><text:span text:style-name="Emphasis">XSL</text:span></text:span></text:a><text:a xlink:type="simple" xlink:href="http://www.w3.org/TR/xsl/" text:style-name="Internet_20_link" text:visited-style-name="Visited_20_Internet_20_Link"><text:span text:style-name="acronym"> </text:span></text:a>: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Text_20_body"><text:a xlink:type="simple" xlink:href="http://www.w3.org/TR/xpath" text:style-name="Internet_20_link" text:visited-style-name="Visited_20_Internet_20_Link"><text:span text:style-name="acronym"><text:span text:style-name="Emphasis">XPath</text:span></text:span></text:a><text:a xlink:type="simple" xlink:href="http://www.w3.org/TR/xpath" text:style-name="Internet_20_link" text:visited-style-name="Visited_20_Internet_20_Link"><text:span text:style-name="acronym"> </text:span></text:a>: Lenguaje de Rutas XML, es un lenguaje para acceder a partes de un documento XML.</text:p>
      <text:p text:style-name="P13"><text:a xlink:type="simple" xlink:href="http://www.w3.org/TR/xquery-requirements/" text:style-name="Internet_20_link" text:visited-style-name="Visited_20_Internet_20_Link"><text:span text:style-name="acronym"><text:span text:style-name="Emphasis">XQL</text:span></text:span></text:a><text:a xlink:type="simple" xlink:href="http://www.w3.org/TR/xquery-requirements/" text:style-name="Internet_20_link" text:visited-style-name="Visited_20_Internet_20_Link"><text:span text:style-name="acronym"> </text:span></text:a>: Lenguaje de Consulta XML, es un lenguaje que facilita la extracción de datos desde documentos XML. Ofrece la posibilidad de realizar consultas flexibles para extraer datos de documentos XML en la Web.</text:p>
      <text:p text:style-name="P13"/>
      <text:p text:style-name="P14">Parsing </text:p>
      <text:p text:style-name="P14"/>
      <text:p text:style-name="P25">Hacemos el <text:span text:style-name="Strong_20_Emphasis">parseo</text:span> (del inglés parsing) a un fichero XML cuando lo cargamos en un árbol en la memoria del ordenador o bien lo vamos leyendo y ejecutando instrucciones según las etiquetas que entran.</text:p>
      <text:p text:style-name="Text_20_body">Hacer <text:span text:style-name="Strong_20_Emphasis">binding</text:span> de un objeto a XML es "conectar" propiedades de ese objeto a etiquetas del fichero XML. Al proceso de volcar o serializar el objeto a un XML se le da el nombre de <text:span text:style-name="Strong_20_Emphasis">marshalling,</text:span> al proceso contrario <text:span text:style-name="Strong_20_Emphasis">unmarshalling.</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9:31:52.061748112</meta:creation-date>
    <dc:date>2017-10-23T10:01:43.659715612</dc:date>
    <meta:editing-duration>PT9M5S</meta:editing-duration>
    <meta:editing-cycles>1</meta:editing-cycles>
    <meta:generator>LibreOffice/5.1.6.2$Linux_X86_64 LibreOffice_project/10m0$Build-2</meta:generator>
    <meta:document-statistic meta:table-count="0" meta:image-count="0" meta:object-count="0" meta:page-count="4" meta:paragraph-count="71" meta:word-count="938" meta:character-count="5366" meta:non-whitespace-character-count="4519"/>
  </office:meta>
</office:document-meta>
</file>